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ff6600" draw:opacity="100%"/>
      <style:paragraph-properties fo:text-align="center"/>
      <style:text-properties fo:font-size="12pt"/>
    </style:style>
    <style:style style:name="P4" style:family="paragraph">
      <loext:graphic-properties draw:fill="solid" draw:fill-color="#ff6600" draw:opacity="100%"/>
      <style:paragraph-properties fo:text-align="center"/>
      <style:text-properties fo:font-size="12pt"/>
    </style:style>
    <style:style style:name="P5" style:family="paragraph">
      <loext:graphic-properties draw:fill-color="#99ff66"/>
      <style:paragraph-properties fo:text-align="center"/>
      <style:text-properties fo:font-size="12pt"/>
    </style:style>
    <style:style style:name="P6" style:family="paragraph">
      <loext:graphic-properties draw:fill-color="#801900"/>
      <style:paragraph-properties fo:text-align="center"/>
      <style:text-properties fo:font-size="12pt"/>
    </style:style>
    <style:style style:name="P7" style:family="paragraph">
      <loext:graphic-properties draw:fill-color="#ff6600"/>
      <style:paragraph-properties fo:text-align="center"/>
      <style:text-properties fo:font-size="12pt"/>
    </style:style>
    <style:style style:name="gr1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14" draw:name="Shape 50" draw:style-name="gr2" draw:text-style-name="P4" svg:width="0.1343in" svg:height="0.1343in" svg:x="6.5283in" svg:y="0.407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44" draw:style-name="gr4" draw:text-style-name="P6" svg:width="0.1335in" svg:height="0.1335in" svg:x="4.0457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3" draw:text-style-name="P5" svg:width="0.1335in" svg:height="0.1335in" svg:x="1.5055in" svg:y="0.422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5" draw:text-style-name="P7" svg:width="0.1335in" svg:height="0.1335in" svg:x="0.229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3" draw:style-name="gr3" draw:text-style-name="P5" svg:width="0.1335in" svg:height="0.1335in" svg:x="0.2362in" svg:y="0.1555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4" draw:text-style-name="P6" svg:width="0.1335in" svg:height="0.1335in" svg:x="0.233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47" draw:style-name="gr5" draw:text-style-name="P7" svg:width="0.1335in" svg:height="0.1335in" svg:x="0.2354in" svg:y="0.18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5" draw:text-style-name="P7" svg:width="0.1335in" svg:height="0.1335in" svg:x="0.2161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3" draw:text-style-name="P5" svg:width="0.1335in" svg:height="0.1335in" svg:x="0.2118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48" draw:style-name="gr4" draw:text-style-name="P6" svg:width="0.1335in" svg:height="0.1335in" svg:x="0.237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4" draw:text-style-name="P6" svg:width="0.1335in" svg:height="0.1335in" svg:x="0.2457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5" draw:text-style-name="P7" svg:width="0.1335in" svg:height="0.1335in" svg:x="0.2417in" svg:y="0.17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49" draw:style-name="gr3" draw:text-style-name="P5" svg:width="0.1335in" svg:height="0.1335in" svg:x="0.2362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3" draw:text-style-name="P5" svg:width="0.1335in" svg:height="0.1335in" svg:x="0.2134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5" draw:style-name="gr4" draw:text-style-name="P6" svg:width="0.1335in" svg:height="0.1335in" svg:x="0.2516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51" draw:style-name="gr1" draw:text-style-name="P3" svg:width="0.1335in" svg:height="0.1335in" svg:x="0.2374in" svg:y="0.1626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9T12:19:07.713630603</dc:date>
    <meta:editing-duration>PT1H8M7S</meta:editing-duration>
    <meta:editing-cycles>7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